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, sans-serif"/>
    <style:font-face style:name="Lohit Hindi1" svg:font-family="'Lohit Hindi'"/>
    <style:font-face style:name="Ubuntu" svg:font-family="Ubuntu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_20_1" style:master-page-name="HTML">
      <style:paragraph-properties style:page-number="auto"/>
    </style:style>
    <style:style style:name="T1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elliti NOAA</text:p>
      <text:p text:style-name="Text_20_body"/>
      <text:p text:style-name="Text_20_body">Link download Software:</text:p>
      <text:p text:style-name="Text_20_body"/>
      <text:p text:style-name="Text_20_body"><text:span text:style-name="T1">SDR#</text:span> - Programma di Software Defined radio per pilotare la il ricevitore USB RTL</text:p>
      <text:p text:style-name="Text_20_body"><text:a xlink:type="simple" xlink:href="http://sdrsharp.com/">http://sdrsharp.com/</text:a> </text:p>
      <text:p text:style-name="Text_20_body"/>
      <text:p text:style-name="Text_20_body"><text:span text:style-name="T1">Virtual Audio Cable</text:span> – Scheda audio virtuale per connettere l'audio di processi indipendenti</text:p>
      <text:p text:style-name="Text_20_body"><text:a xlink:type="simple" xlink:href="http://software.muzychenko.net/eng/vac.htm">http://software.muzychenko.net/eng/vac.htm</text:a> </text:p>
      <text:p text:style-name="Text_20_body"/>
      <text:p text:style-name="Text_20_body"><text:span text:style-name="T1">WxToImg</text:span> – Programma di decodifica e visualizzazione delle immagini APT dei NOAA</text:p>
      <text:p text:style-name="Text_20_body"><text:a xlink:type="simple" xlink:href="http://www.wxtoimg.com/">http://www.wxtoimg.com/</text:a> </text:p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, sans-serif"/>
    <style:font-face style:name="Lohit Hindi1" svg:font-family="'Lohit Hindi'"/>
    <style:font-face style:name="Ubuntu" svg:font-family="Ubuntu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font-name-asian="AR PL KaitiM GB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="2cm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berto Trentadue</meta:initial-creator>
    <meta:creation-date>2014-02-01T23:27:12</meta:creation-date>
    <dc:creator>Alberto Trentadue</dc:creator>
    <dc:date>2014-02-01T23:47:32</dc:date>
    <meta:generator>LibreOffice/3.5$Linux_x86 LibreOffice_project/350m1$Build-2</meta:generator>
    <meta:editing-duration>P0D</meta:editing-duration>
    <meta:editing-cycles>1</meta:editing-cycles>
    <meta:document-statistic meta:table-count="0" meta:image-count="0" meta:object-count="0" meta:page-count="1" meta:paragraph-count="8" meta:word-count="47" meta:character-count="375" meta:non-whitespace-character-count="333"/>
  </office:meta>
</office:document-meta>
</file>